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ffebcd" draw:textarea-horizontal-align="justify" draw:textarea-vertical-align="middle" draw:auto-grow-height="false" fo:min-height="4.068cm" fo:min-width="18.304cm" fo:padding-top="0.177cm" fo:padding-bottom="0.177cm" fo:padding-left="0.302cm" fo:padding-right="0.302cm"/>
    </style:style>
    <style:style style:name="gr2" style:family="graphic" style:parent-style-name="standard">
      <style:graphic-properties draw:stroke="solid" draw:stroke-dash="Fine_20_Dashed" svg:stroke-width="0.053cm" svg:stroke-color="#003f80" draw:marker-start-width="0.279cm" draw:marker-end-width="0.279cm" draw:fill="solid" draw:fill-color="#eeeeee" draw:textarea-horizontal-align="justify" draw:textarea-vertical-align="middle" draw:auto-grow-height="false" fo:min-height="2.176cm" fo:min-width="15.74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svg:stroke-color="#003f8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draw:marker-start-width="0.321cm" draw:marker-end-width="0.321cm" draw:fill-color="#808080" draw:textarea-horizontal-align="justify" draw:textarea-vertical-align="middle" draw:auto-grow-height="false" fo:min-height="0.94cm" fo:min-width="2.976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.806cm"/>
    </style:style>
    <style:style style:name="gr6" style:family="graphic" style:parent-style-name="objectwithoutfill">
      <style:graphic-properties draw:stroke="dash" draw:stroke-dash="Fine_20_Dashed"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4.35cm"/>
    </style:style>
    <style:style style:name="gr8" style:family="graphic" style:parent-style-name="standard">
      <style:graphic-properties svg:stroke-width="0.081cm" draw:marker-start-width="0.321cm" draw:marker-end-width="0.321cm" draw:fill-color="#999999" draw:textarea-horizontal-align="justify" draw:textarea-vertical-align="middle" draw:auto-grow-height="false" fo:min-height="1.448cm" fo:min-width="18.72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4.006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3.12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2.98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2.86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1.102cm" fo:min-width="4.882cm" fo:padding-top="0.165cm" fo:padding-bottom="0.165cm" fo:padding-left="0.29cm" fo:padding-right="0.29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06cm" draw:marker-start-width="0.358cm" draw:marker-end-width="0.358cm" draw:fill-color="#ffebcd" draw:textarea-horizontal-align="justify" draw:textarea-vertical-align="middle" draw:auto-grow-height="false" fo:min-height="3.008cm" fo:min-width="18.11cm" fo:padding-top="0.177cm" fo:padding-bottom="0.177cm" fo:padding-left="0.302cm" fo:padding-right="0.302cm"/>
    </style:style>
    <style:style style:name="gr16" style:family="graphic" style:parent-style-name="standard">
      <style:graphic-properties draw:stroke="solid" draw:stroke-dash="Fine_20_Dashed" svg:stroke-width="0.053cm" svg:stroke-color="#003f80" draw:marker-start-width="0.279cm" draw:marker-end-width="0.279cm" draw:fill="solid" draw:fill-color="#eeeeee" draw:textarea-horizontal-align="justify" draw:textarea-vertical-align="middle" draw:auto-grow-height="false" fo:min-height="1.626cm" fo:min-width="15.66cm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draw:marker-start-width="0.321cm" draw:marker-end-width="0.321cm" draw:fill-color="#808080" draw:textarea-horizontal-align="justify" draw:textarea-vertical-align="middle" draw:auto-grow-height="false" fo:min-height="0.657cm" fo:min-width="2.95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draw:marker-start-width="0.321cm" draw:marker-end-width="0.321cm" draw:fill-color="#808080" draw:textarea-horizontal-align="justify" draw:textarea-vertical-align="middle" draw:auto-grow-height="false" fo:min-height="0.657cm" fo:min-width="2.959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2.1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4.033cm"/>
    </style:style>
    <style:style style:name="gr21" style:family="graphic" style:parent-style-name="standard">
      <style:graphic-properties svg:stroke-width="0.081cm" draw:marker-start-width="0.321cm" draw:marker-end-width="0.321cm" draw:fill-color="#999999" draw:textarea-horizontal-align="justify" draw:textarea-vertical-align="middle" draw:auto-grow-height="false" fo:min-height="1.055cm" fo:min-width="18.63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3.984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3.107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3.983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2.966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2.843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2.844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draw:marker-start-width="0.321cm" draw:marker-end-width="0.321cm" draw:fill-color="#dddddd" draw:textarea-horizontal-align="justify" draw:textarea-vertical-align="middle" draw:auto-grow-height="false" fo:min-height="0.785cm" fo:min-width="4.856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ebcd"/>
      <style:paragraph-properties fo:text-align="center"/>
      <style:text-properties fo:color="#333333" style:font-name="Carlito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fo:color="#333333" fo:font-size="34pt" style:font-size-asian="34pt" style:font-size-complex="3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08080"/>
      <style:paragraph-properties fo:text-align="center"/>
      <style:text-properties fo:color="#ffffff" style:font-name="Carlito" fo:font-size="34pt" style:font-size-asian="34pt" style:font-size-complex="34pt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/>
      <style:text-properties style:font-name="Carlito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999999"/>
      <style:paragraph-properties fo:text-align="center"/>
      <style:text-properties fo:color="#ffffff" fo:font-size="34pt" style:font-size-asian="34pt" style:font-size-complex="34pt"/>
    </style:style>
    <style:style style:name="P9" style:family="paragraph">
      <loext:graphic-properties draw:fill-color="#dddddd"/>
      <style:paragraph-properties fo:text-align="center"/>
      <style:text-properties fo:color="#333333" style:font-name="Carlito" fo:font-size="34pt" style:font-size-asian="34pt" style:font-size-complex="34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loext:graphic-properties draw:fill-color="#ffebcd"/>
      <style:paragraph-properties fo:text-align="center"/>
      <style:text-properties fo:color="#333333" style:font-name="Carlito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font-size="30pt" style:font-size-asian="30pt" style:font-size-complex="30pt"/>
    </style:style>
    <style:style style:name="P14" style:family="paragraph">
      <loext:graphic-properties draw:fill="solid" draw:fill-color="#eeeeee"/>
      <style:paragraph-properties fo:text-align="center"/>
      <style:text-properties fo:color="#333333" fo:font-size="30pt" style:font-size-asian="30pt" style:font-size-complex="30pt"/>
    </style:style>
    <style:style style:name="P15" style:family="paragraph">
      <loext:graphic-properties draw:fill-color="#808080"/>
      <style:paragraph-properties fo:text-align="center"/>
      <style:text-properties fo:color="#ffffff" style:font-name="Carlito" fo:font-size="30pt" style:font-size-asian="30pt" style:font-size-complex="30pt"/>
    </style:style>
    <style:style style:name="P16" style:family="paragraph">
      <loext:graphic-properties draw:fill="none" draw:fill-color="#ffffff"/>
      <style:paragraph-properties fo:text-align="center"/>
      <style:text-properties style:font-name="Carlito"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-color="#dddddd"/>
      <style:paragraph-properties fo:text-align="center"/>
      <style:text-properties fo:color="#333333" style:font-name="Carlito" fo:font-size="30pt" style:font-size-asian="30pt" style:font-size-complex="30pt"/>
    </style:style>
    <style:style style:name="T1" style:family="text">
      <style:text-properties fo:color="#333333" style:font-name="Carlito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333333" style:font-name="Carlito" fo:font-size="34pt" style:font-size-asian="34pt" style:font-size-complex="34pt"/>
    </style:style>
    <style:style style:name="T3" style:family="text">
      <style:text-properties fo:color="#333333" style:font-name="Carlito" fo:font-size="30pt" style:font-size-asian="30pt" style:font-size-complex="30pt"/>
    </style:style>
    <style:style style:name="T4" style:family="text">
      <style:text-properties fo:color="#ffffff" style:font-name="Carlito"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style:font-name="Carlito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333333" style:font-name="Carlito" fo:font-size="28pt" style:font-size-asian="28pt" style:font-size-complex="28pt"/>
    </style:style>
    <style:style style:name="T9" style:family="text">
      <style:text-properties fo:color="#ffffff" style:font-name="Carlito" fo:font-size="30pt" style:font-size-asian="30pt" style:font-size-complex="30pt"/>
    </style:style>
    <style:style style:name="T10" style:family="text">
      <style:text-properties style:font-name="Carlito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ffffff" style:font-name="Carlit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804cm" svg:height="4.318cm" svg:x="0.416cm" svg:y="5.712cm">
          <text:p text:style-name="P1"><text:span text:style-name="T1">A</text:span><text:span text:style-name="T1">p</text:span><text:span text:style-name="T1">a</text:span><text:span text:style-name="T1">c</text:span><text:span text:style-name="T1">h</text:span><text:span text:style-name="T1">e </text:span><text:span text:style-name="T1">C</text:span><text:span text:style-name="T1">ra</text:span><text:span text:style-name="T1">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292cm" svg:height="2.478cm" svg:x="1.75cm" svg:y="0.202cm">
          <text:p text:style-name="P1"><text:span text:style-name="T2">Data </text:span><text:span text:style-name="T2">Proc</text:span><text:span text:style-name="T2">essin</text:span><text:span text:style-name="T2">g </text:span><text:span text:style-name="T2">Fra</text:span><text:span text:style-name="T2">mew</text:span><text:span text:style-name="T2">ork </text:span></text:p>
          <text:p text:style-name="P1"><text:span text:style-name="T3">(e.g., </text:span><text:span text:style-name="T3">Spark</text:span><text:span text:style-name="T3">, </text:span><text:span text:style-name="T3">Tenso</text:span><text:span text:style-name="T3">rFlow</text:span><text:span text:style-name="T3">, λ </text:span><text:span text:style-name="T3">Com</text:span><text:span text:style-name="T3">pute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664cm" svg:y1="4.774cm" svg:x2="6.236cm" svg:y2="2.996cm">
          <text:p/>
        </draw:line>
        <draw:line draw:style-name="gr3" draw:text-style-name="P4" draw:layer="layout" svg:x1="5.582cm" svg:y1="4.801cm" svg:x2="8.122cm" svg:y2="3.023cm">
          <text:p/>
        </draw:line>
        <draw:line draw:style-name="gr3" draw:text-style-name="P4" draw:layer="layout" svg:x1="9.9cm" svg:y1="4.682cm" svg:x2="9.9cm" svg:y2="2.904cm">
          <text:p/>
        </draw:line>
        <draw:line draw:style-name="gr3" draw:text-style-name="P4" draw:layer="layout" svg:x1="13.896cm" svg:y1="4.728cm" svg:x2="11.356cm" svg:y2="2.95cm">
          <text:p/>
        </draw:line>
        <draw:line draw:style-name="gr3" draw:text-style-name="P4" draw:layer="layout" svg:x1="17.81cm" svg:y1="4.701cm" svg:x2="13.238cm" svg:y2="2.923cm">
          <text:p/>
        </draw:line>
        <draw:custom-shape draw:style-name="gr4" draw:text-style-name="P5" draw:layer="layout" svg:width="3.556cm" svg:height="1.27cm" svg:x="0.162cm" svg:y="13.376cm">
          <text:p text:style-name="P1"><text:span text:style-name="T4">DRA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1.27cm" svg:x="4.662cm" svg:y="13.376cm">
          <text:p text:style-name="P1"><text:span text:style-name="T4">NV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1.27cm" svg:x="9.062cm" svg:y="13.376cm">
          <text:p text:style-name="P1"><text:span text:style-name="T4">PC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56cm" svg:height="1.27cm" svg:x="15.962cm" svg:y="13.376cm">
          <text:p text:style-name="P1"><text:span text:style-name="T4">GPU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06cm" svg:height="1.822cm" svg:x="13.327cm" svg:y="12.767cm">
          <draw:text-box>
            <text:p><text:span text:style-name="T5">…</text:span><text:span text:style-name="T5">.</text:span></text:p>
          </draw:text-box>
        </draw:frame>
        <draw:line draw:style-name="gr6" draw:text-style-name="P4" draw:layer="layout" svg:x1="2.48cm" svg:y1="3.896cm" svg:x2="17.72cm" svg:y2="3.896cm">
          <text:p/>
        </draw:line>
        <draw:frame draw:style-name="gr7" draw:text-style-name="P7" draw:layer="layout" svg:width="4.85cm" svg:height="2.503cm" svg:x="17.436cm" svg:y="2.78cm">
          <draw:text-box>
            <text:p text:style-name="P1"><text:span text:style-name="T6">100 </text:span><text:span text:style-name="T6">Gbps</text:span></text:p>
            <text:p text:style-name="P1"><text:span text:style-name="T6">10 </text:span><text:span text:style-name="T6">μsec</text:span></text:p>
          </draw:text-box>
        </draw:frame>
        <draw:custom-shape draw:style-name="gr8" draw:text-style-name="P8" draw:layer="layout" svg:width="19.304cm" svg:height="1.778cm" svg:x="0.17cm" svg:y="11.268cm">
          <text:p text:style-name="P1"><text:span text:style-name="T4">Fast Network, e.g., 100 Gbps RoC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586cm" svg:height="1.432cm" svg:x="5.05cm" svg:y="9.398cm">
          <text:p text:style-name="P1"><text:span text:style-name="T2">RDM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704cm" svg:height="1.432cm" svg:x="0.932cm" svg:y="9.398cm">
          <text:p text:style-name="P1"><text:span text:style-name="T2">TCP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586cm" svg:height="1.432cm" svg:x="10.15cm" svg:y="9.398cm">
          <text:p text:style-name="P1"><text:span text:style-name="T2">NVMeF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62cm" svg:height="1.432cm" svg:x="15.15cm" svg:y="9.398cm">
          <text:p text:style-name="P1"><text:span text:style-name="T2">SPDK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4cm" svg:height="1.432cm" svg:x="1.232cm" svg:y="4.998cm">
          <text:p text:style-name="P1"><text:span text:style-name="T2">F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4cm" svg:height="1.432cm" svg:x="14.763cm" svg:y="4.998cm">
          <text:p text:style-name="P1"><text:span text:style-name="T2">HDF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4cm" svg:height="1.432cm" svg:x="10.927cm" svg:y="4.998cm">
          <text:p text:style-name="P1"><text:span text:style-name="T2">KV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462cm" svg:height="1.432cm" svg:x="5.068cm" svg:y="4.998cm">
          <text:p text:style-name="P1"><text:span text:style-name="T2">Stream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2" draw:layer="layout" svg:width="18.714cm" svg:height="3.362cm" svg:x="0.427cm" svg:y="4.492cm">
          <text:p text:style-name="P11"><text:span text:style-name="T7">Apache Crai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6.212cm" svg:height="1.928cm" svg:x="1.755cm" svg:y="0.202cm">
          <text:p text:style-name="P13"><text:span text:style-name="T3">Data Processing Framework </text:span></text:p>
          <text:p text:style-name="P13"><text:span text:style-name="T8">(e.g., Spark, TensorFlow, λ Compute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67cm" svg:y1="3.761cm" svg:x2="6.22cm" svg:y2="2.377cm">
          <text:p/>
        </draw:line>
        <draw:line draw:style-name="gr3" draw:text-style-name="P4" draw:layer="layout" svg:x1="5.569cm" svg:y1="3.782cm" svg:x2="8.097cm" svg:y2="2.398cm">
          <text:p/>
        </draw:line>
        <draw:line draw:style-name="gr3" draw:text-style-name="P4" draw:layer="layout" svg:x1="9.866cm" svg:y1="3.69cm" svg:x2="9.866cm" svg:y2="2.306cm">
          <text:p/>
        </draw:line>
        <draw:line draw:style-name="gr3" draw:text-style-name="P4" draw:layer="layout" svg:x1="13.843cm" svg:y1="3.725cm" svg:x2="11.315cm" svg:y2="2.341cm">
          <text:p/>
        </draw:line>
        <draw:line draw:style-name="gr3" draw:text-style-name="P4" draw:layer="layout" svg:x1="17.738cm" svg:y1="3.704cm" svg:x2="13.188cm" svg:y2="2.32cm">
          <text:p/>
        </draw:line>
        <draw:custom-shape draw:style-name="gr17" draw:text-style-name="P15" draw:layer="layout" svg:width="3.538cm" svg:height="0.987cm" svg:x="0.176cm" svg:y="10.459cm">
          <text:p text:style-name="P13"><text:span text:style-name="T9">D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539cm" svg:height="0.987cm" svg:x="4.653cm" svg:y="10.459cm">
          <text:p text:style-name="P13"><text:span text:style-name="T9">NVMe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.539cm" svg:height="0.987cm" svg:x="9.032cm" svg:y="10.459cm">
          <text:p text:style-name="P13"><text:span text:style-name="T9">PC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.539cm" svg:height="0.987cm" svg:x="15.898cm" svg:y="10.459cm">
          <text:p text:style-name="P13"><text:span text:style-name="T9">GPU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616cm" svg:height="1.822cm" svg:x="12.976cm" svg:y="9.484cm">
          <draw:text-box>
            <text:p><text:span text:style-name="T5">…</text:span><text:span text:style-name="T5">.</text:span></text:p>
          </draw:text-box>
        </draw:frame>
        <draw:line draw:style-name="gr6" draw:text-style-name="P4" draw:layer="layout" svg:x1="3.248cm" svg:y1="3.078cm" svg:x2="16.456cm" svg:y2="3.078cm">
          <text:p/>
        </draw:line>
        <draw:frame draw:style-name="gr20" draw:text-style-name="P16" draw:layer="layout" svg:width="4.583cm" svg:height="2.503cm" svg:x="17.565cm" svg:y="2.009cm">
          <draw:text-box>
            <text:p text:style-name="P13"><text:span text:style-name="T10">100 </text:span><text:span text:style-name="T10">Gbps</text:span></text:p>
            <text:p text:style-name="P13"><text:span text:style-name="T10">10 </text:span><text:span text:style-name="T10">μsec</text:span></text:p>
          </draw:text-box>
        </draw:frame>
        <draw:custom-shape draw:style-name="gr21" draw:text-style-name="P8" draw:layer="layout" svg:width="19.21cm" svg:height="1.385cm" svg:x="0.183cm" svg:y="8.817cm">
          <text:p text:style-name="P1"><text:span text:style-name="T11">Fast Network, e.g., 100 Gbps RoCE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.564cm" svg:height="1.115cm" svg:x="5.04cm" svg:y="7.361cm">
          <text:p text:style-name="P13"><text:span text:style-name="T3">RDMA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.687cm" svg:height="1.115cm" svg:x="0.942cm" svg:y="7.361cm">
          <text:p text:style-name="P13"><text:span text:style-name="T3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4.563cm" svg:height="1.115cm" svg:x="10.115cm" svg:y="7.361cm">
          <text:p text:style-name="P13"><text:span text:style-name="T3">NVMeF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546cm" svg:height="1.115cm" svg:x="15.09cm" svg:y="7.361cm">
          <text:p text:style-name="P13"><text:span text:style-name="T3">SPDK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3.423cm" svg:height="1.115cm" svg:x="1.241cm" svg:y="3.936cm">
          <text:p text:style-name="P13"><text:span text:style-name="T3">FS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3.424cm" svg:height="1.115cm" svg:x="14.705cm" svg:y="3.936cm">
          <text:p text:style-name="P13"><text:span text:style-name="T3">HDFS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3.423cm" svg:height="1.115cm" svg:x="10.889cm" svg:y="3.936cm">
          <text:p text:style-name="P13"><text:span text:style-name="T3">KV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5.436cm" svg:height="1.115cm" svg:x="5.057cm" svg:y="3.936cm">
          <text:p text:style-name="P13"><text:span text:style-name="T3">Stream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09:54:19.692312028</meta:creation-date>
    <dc:date>2018-02-08T14:29:22.117728458</dc:date>
    <meta:editing-duration>PT1H24M15S</meta:editing-duration>
    <meta:editing-cycles>119</meta:editing-cycles>
    <meta:generator>LibreOffice/5.3.2.2$Linux_X86_64 LibreOffice_project/6cd4f1ef626f15116896b1d8e1398b56da0d0ee1</meta:generator>
    <meta:document-statistic meta:object-count="71"/>
  </office:meta>
</office:document-meta>
</file>